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ef413d" svg:stroke-opacity="50%" draw:fill-color="#faa61a" draw:opacity="50%" draw:textarea-horizontal-align="justify" draw:textarea-vertical-align="middle" draw:auto-grow-height="false" fo:min-height="0.27cm" fo:min-width="0.02cm"/>
    </style:style>
    <style:style style:name="gr2" style:family="graphic" style:parent-style-name="standard">
      <style:graphic-properties draw:stroke="none" svg:stroke-color="#ef413d" svg:stroke-opacity="50%" draw:fill-color="#ef413d" draw:opacity="50%" draw:textarea-horizontal-align="justify" draw:textarea-vertical-align="middle" draw:auto-grow-height="false" fo:min-height="0.15cm" fo:min-width="0cm"/>
    </style:style>
    <style:style style:name="gr3" style:family="graphic" style:parent-style-name="objectwithoutfill">
      <style:graphic-properties draw:stroke="dash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25cm" svg:stroke-color="#000000" draw:marker-start-width="0.237cm" draw:marker-end="Small_20_Arrow" draw:marker-end-width="0.1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draw:stroke="dash" draw:stroke-dash="Ultrafine_20_Dashed" svg:stroke-width="0.011cm" draw:marker-start-width="0.216cm" draw:marker-end-width="0.216cm" draw:fill="none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9" style:family="graphic" style:parent-style-name="objectwithoutfill">
      <style:graphic-properties svg:stroke-width="0.025cm" svg:stroke-color="#0066b3" draw:marker-start-width="0.237cm" draw:marker-end="Arrow" draw:marker-end-width="0.0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draw:stroke="solid" draw:stroke-dash="Fine_20_Dashed_20_2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2" style:family="graphic" style:parent-style-name="standard">
      <style:graphic-properties svg:stroke-width="0.011cm" svg:stroke-color="#000000" draw:marker-start-width="0.216cm" draw:marker-end-width="0.216cm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draw:stroke="none" svg:stroke-width="0.044cm" draw:stroke-linejoin="miter" draw:fill="solid" draw:fill-color="#0066b3" draw:opacity="0%"/>
    </style:style>
    <style:style style:name="gr14" style:family="graphic" style:parent-style-name="standard">
      <style:graphic-properties draw:stroke="none" svg:stroke-width="0.044cm" draw:stroke-linejoin="miter" draw:fill="solid" draw:fill-color="#0066b3"/>
    </style:style>
    <style:style style:name="P1" style:family="paragraph">
      <loext:graphic-properties draw:fill-color="#faa61a" draw:opacity="50%"/>
      <style:paragraph-properties fo:text-align="center"/>
    </style:style>
    <style:style style:name="P2" style:family="paragraph">
      <loext:graphic-properties draw:fill-color="#ef413d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 draw:opacity="0%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66b3" draw:opacity="0%"/>
    </style:style>
    <style:style style:name="P10" style:family="paragraph">
      <loext:graphic-properties draw:fill="solid" draw:fill-color="#0066b3"/>
    </style:style>
  </office:automatic-styles>
  <office:body>
    <office:drawing>
      <draw:page draw:name="page1" draw:style-name="dp1" draw:master-page-name="Predefinito">
        <draw:custom-shape draw:style-name="gr1" draw:text-style-name="P1" draw:layer="layout" svg:width="0.52cm" svg:height="0.52cm" draw:transform="rotate (-0.890117918517108) translate (5.001cm 3.4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-0.684169066781777) translate (4.683cm 3.238cm)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4cm" svg:y1="0.8cm" svg:x2="1.4cm" svg:y2="6.2cm">
          <text:p/>
        </draw:line>
        <draw:line draw:style-name="gr4" draw:text-style-name="P3" draw:layer="layout" svg:x1="1.8cm" svg:y1="1.2cm" svg:x2="1.8cm" svg:y2="0.4cm">
          <text:p/>
        </draw:line>
        <draw:line draw:style-name="gr4" draw:text-style-name="P3" draw:layer="layout" svg:x1="1.8cm" svg:y1="6.307cm" svg:x2="1.8cm" svg:y2="5.507cm">
          <text:p/>
        </draw:line>
        <draw:g>
          <svg:title>TexMaths</svg:title>
          <svg:desc>14§display§d§svg§600§FALSE§</svg:desc>
          <draw:polygon draw:style-name="gr5" draw:text-style-name="P4" draw:layer="layout" svg:width="0.257cm" svg:height="0.342cm" svg:x="0.979cm" svg:y="2.057cm" svg:viewBox="0 0 258 343" draw:points="129,343 0,343 0,0 258,0 258,343">
            <text:p/>
          </draw:polygon>
          <draw:path draw:style-name="gr6" draw:text-style-name="P5" draw:layer="layout" svg:width="0.235cm" svg:height="0.348cm" svg:x="0.999cm" svg:y="2.057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<text:p/>
          </draw:path>
        </draw:g>
        <draw:g>
          <svg:title>TexMaths</svg:title>
          <svg:desc>14§display§d§svg§600§FALSE§</svg:desc>
          <draw:polygon draw:style-name="gr5" draw:text-style-name="P4" draw:layer="layout" svg:width="0.257cm" svg:height="0.342cm" svg:x="0.979cm" svg:y="4.558cm" svg:viewBox="0 0 258 343" draw:points="129,343 0,343 0,0 258,0 258,343">
            <text:p/>
          </draw:polygon>
          <draw:path draw:style-name="gr6" draw:text-style-name="P5" draw:layer="layout" svg:width="0.235cm" svg:height="0.348cm" svg:x="0.999cm" svg:y="4.55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<text:p/>
          </draw:path>
        </draw:g>
        <draw:line draw:style-name="gr7" draw:text-style-name="P3" draw:layer="layout" svg:x1="1.8cm" svg:y1="0.9cm" svg:x2="5cm" svg:y2="3.5cm">
          <text:p/>
        </draw:line>
        <draw:line draw:style-name="gr7" draw:text-style-name="P3" draw:layer="layout" svg:x1="1.8cm" svg:y1="6.1cm" svg:x2="5cm" svg:y2="3.5cm">
          <text:p/>
        </draw:line>
        <draw:g>
          <svg:title>TexMaths</svg:title>
          <svg:desc>14§display§\theta_1§svg§600§FALSE§</svg:desc>
          <draw:polygon draw:style-name="gr5" draw:text-style-name="P4" draw:layer="layout" svg:width="0.427cm" svg:height="0.416cm" svg:x="2.183cm" svg:y="0.516cm" svg:viewBox="0 0 428 417" draw:points="214,417 0,417 0,0 428,0 428,417">
            <text:p/>
          </draw:polygon>
          <draw:path draw:style-name="gr6" draw:text-style-name="P5" draw:layer="layout" svg:width="0.203cm" svg:height="0.354cm" svg:x="2.203cm" svg:y="0.51cm" svg:viewBox="0 0 204 355" svg:d="M204 101c0-33-9-101-59-101-69 0-145 139-145 252 0 48 15 103 59 103 70 0 145-143 145-254zM53 169c8-31 18-71 38-106 13-25 31-52 54-52 24 0 26 32 26 60 0 24-3 49-15 98zM151 185c-5 23-15 65-34 100-17 34-36 58-58 58-16 0-27-14-27-60 0-20 4-50 16-98z">
            <text:p/>
          </draw:path>
          <draw:path draw:style-name="gr6" draw:text-style-name="P5" draw:layer="layout" svg:width="0.126cm" svg:height="0.229cm" svg:x="2.452cm" svg:y="0.703cm" svg:viewBox="0 0 127 230" svg:d="M78 10c0-10-1-10-10-10-22 21-53 22-68 22v13c8 0 31 0 50-10v177c0 11 0 16-34 16h-14v12c7 0 50-1 62-1 11 0 55 1 63 1v-12h-14c-35 0-35-5-35-16z">
            <text:p/>
          </draw:path>
        </draw:g>
        <draw:g>
          <svg:title>TexMaths</svg:title>
          <svg:desc>14§display§\theta_2§svg§600§FALSE§</svg:desc>
          <draw:polygon draw:style-name="gr5" draw:text-style-name="P4" draw:layer="layout" svg:width="0.427cm" svg:height="0.416cm" svg:x="1.8cm" svg:y="5.106cm" svg:viewBox="0 0 428 417" draw:points="214,417 0,417 0,0 428,0 428,417">
            <text:p/>
          </draw:polygon>
          <draw:path draw:style-name="gr6" draw:text-style-name="P5" draw:layer="layout" svg:width="0.203cm" svg:height="0.354cm" svg:x="1.82cm" svg:y="5.1cm" svg:viewBox="0 0 204 355" svg:d="M204 101c0-33-9-101-59-101-69 0-145 139-145 252 0 48 15 103 59 103 70 0 145-143 145-254zM53 169c8-31 18-71 38-106 13-25 31-52 54-52 24 0 26 32 26 60 0 24-3 49-15 98zM151 185c-5 23-15 65-34 100-17 34-36 58-58 58-16 0-27-14-27-60 0-20 4-50 16-98z">
            <text:p/>
          </draw:path>
          <draw:path draw:style-name="gr6" draw:text-style-name="P5" draw:layer="layout" svg:width="0.152cm" svg:height="0.229cm" svg:x="2.053cm" svg:y="5.293cm" svg:viewBox="0 0 153 230" svg:d="M153 167h-12c-1 8-4 28-9 32-2 2-29 2-33 2h-64c36-33 48-42 69-59 26-20 49-41 49-75 0-41-36-67-81-67-43 0-72 30-72 62 0 18 15 20 18 20 9 0 19-7 19-19 0-6-2-18-20-18 10-25 33-33 50-33 35 0 53 27 53 55 0 31-21 54-33 68l-84 82c-3 3-3 4-3 13h143z">
            <text:p/>
          </draw:path>
        </draw:g>
        <draw:g>
          <svg:title>TexMaths</svg:title>
          <svg:desc>14§display§{I \Delta z}_{(2)}§svg§600§FALSE§</svg:desc>
          <draw:polygon draw:style-name="gr5" draw:text-style-name="P4" draw:layer="layout" svg:width="1.419cm" svg:height="0.511cm" svg:x="0.373cm" svg:y="6.229cm" svg:viewBox="0 0 1420 512" draw:points="710,512 0,512 0,0 1420,0 1420,512">
            <text:p/>
          </draw:polygon>
          <draw:path draw:style-name="gr6" draw:text-style-name="P5" draw:layer="layout" svg:width="0.227cm" svg:height="0.336cm" svg:x="0.39cm" svg:y="6.229cm" svg:viewBox="0 0 228 337" svg:d="M168 38c4-18 6-22 45-22 12 0 15 0 15-10 0-6-4-6-6-6-15 0-52 1-65 1-16 0-52-1-66-1-4 0-10 0-10 10 0 6 4 6 13 6 21 0 35 0 35 9 0 2 0 3-1 8l-68 266c-4 18-5 23-44 23-12 0-16 0-16 10 0 5 6 5 8 5 13 0 50-1 64-1 15 0 51 1 67 1 3 0 9 0 9-9 0-6-4-6-15-6-9 0-11 0-21 0-10-1-12-4-12-9s1-8 2-11z">
            <text:p/>
          </draw:path>
          <draw:path draw:style-name="gr6" draw:text-style-name="P5" draw:layer="layout" svg:width="0.363cm" svg:height="0.353cm" svg:x="0.651cm" svg:y="6.213cm" svg:viewBox="0 0 364 354" svg:d="M195 9c-4-7-5-9-12-9-9 0-11 2-14 9l-167 335c-2 5-2 6-2 6 0 4 3 4 11 4h343c8 0 10 0 10-4 0 0 0-1-2-6zM167 49l132 267h-265z">
            <text:p/>
          </draw:path>
          <draw:path draw:style-name="gr6" draw:text-style-name="P5" draw:layer="layout" svg:width="0.208cm" svg:height="0.223cm" svg:x="1.059cm" svg:y="6.348cm" svg:viewBox="0 0 209 224" svg:d="M45 178c27-29 40-41 58-57 0 0 31-27 49-45 47-46 57-69 57-72 0-4-4-4-5-4-4 0-5 1-7 6-14 23-26 31-37 31-12 0-18-8-26-16-9-11-18-21-33-21-37 0-61 46-61 56 0 3 3 6 7 6 3 0 5-3 6-6 10-22 38-22 42-22 10 0 19 3 32 6 19 8 24 8 38 8-18 22-60 57-70 65l-45 42c-33 32-50 61-50 65s4 4 6 4c4 0 5-1 7-7 13-16 27-30 43-30 11 0 16 5 29 19 8 10 17 18 31 18 50 0 78-63 78-76 0-2-3-5-6-5-4 0-5 3-7 6-12 33-43 42-59 42-10 0-19-3-29-6-17-7-25-9-35-9-1 0-9 0-13 2z">
            <text:p/>
          </draw:path>
          <draw:path draw:style-name="gr6" draw:text-style-name="P5" draw:layer="layout" svg:width="0.09cm" svg:height="0.344cm" svg:x="1.328cm" svg:y="6.396cm" svg:viewBox="0 0 91 345" svg:d="M84 0c-66 46-84 120-84 173 0 48 15 124 84 172 2 0 7 0 7-3 0-2-1-3-4-6-47-41-63-101-63-163 0-93 35-139 64-165 2-1 3-2 3-4 0-4-5-4-7-4z">
            <text:p/>
          </draw:path>
          <draw:path draw:style-name="gr6" draw:text-style-name="P5" draw:layer="layout" svg:width="0.152cm" svg:height="0.229cm" svg:x="1.464cm" svg:y="6.425cm" svg:viewBox="0 0 153 230" svg:d="M153 167h-12c-1 8-4 28-9 31-2 3-29 3-33 3h-64c36-33 48-42 69-59 26-20 49-41 49-75 0-41-37-67-81-67-43 0-72 30-72 62 0 18 15 20 18 20 9 0 19-7 19-19 0-6-2-18-20-18 10-25 33-33 50-33 35 0 53 27 53 55 0 31-21 54-33 68l-84 81c-3 4-3 5-3 14h143z">
            <text:p/>
          </draw:path>
          <draw:path draw:style-name="gr6" draw:text-style-name="P5" draw:layer="layout" svg:width="0.09cm" svg:height="0.344cm" svg:x="1.663cm" svg:y="6.396cm" svg:viewBox="0 0 91 345" svg:d="M7 0c-3 0-7 0-7 4 0 2 1 3 3 5 31 28 63 74 63 164 0 71-22 126-59 160-7 7-7 7-7 9 0 1 1 3 4 3 5 0 37-22 61-66 16-28 26-66 26-106 0-49-15-125-84-173z">
            <text:p/>
          </draw:path>
        </draw:g>
        <draw:g>
          <svg:title>TexMaths</svg:title>
          <svg:desc>14§display§{I \Delta z}_{(1)}§svg§600§TRUE§</svg:desc>
          <draw:polygon draw:style-name="gr8" draw:text-style-name="P6" draw:layer="layout" svg:width="1.419cm" svg:height="0.511cm" svg:x="0.273cm" svg:y="0.029cm" svg:viewBox="0 0 1420 512" draw:points="710,512 0,512 0,0 1420,0 1420,512">
            <text:p/>
          </draw:polygon>
          <draw:path draw:style-name="gr6" draw:text-style-name="P5" draw:layer="layout" svg:width="0.227cm" svg:height="0.336cm" svg:x="0.29cm" svg:y="0.029cm" svg:viewBox="0 0 228 337" svg:d="M168 38c4-18 6-22 45-22 12 0 15 0 15-10 0-6-4-6-6-6-15 0-52 1-65 1-16 0-52-1-66-1-4 0-10 0-10 10 0 6 4 6 13 6 21 0 35 0 35 9 0 2 0 3-1 8l-68 266c-4 18-5 23-44 23-12 0-16 0-16 10 0 5 6 5 8 5 13 0 50-1 64-1 15 0 51 1 67 1 3 0 9 0 9-9 0-6-4-6-15-6-9 0-11 0-21 0-10-1-12-4-12-9s1-8 2-11z">
            <text:p/>
          </draw:path>
          <draw:path draw:style-name="gr6" draw:text-style-name="P5" draw:layer="layout" svg:width="0.363cm" svg:height="0.353cm" svg:x="0.551cm" svg:y="0.013cm" svg:viewBox="0 0 364 354" svg:d="M195 9c-4-7-5-9-12-9-9 0-11 2-14 9l-167 335c-2 5-2 6-2 6 0 4 3 4 11 4h343c8 0 10 0 10-4 0 0 0-1-2-6zM167 49l132 267h-265z">
            <text:p/>
          </draw:path>
          <draw:path draw:style-name="gr6" draw:text-style-name="P5" draw:layer="layout" svg:width="0.208cm" svg:height="0.223cm" svg:x="0.959cm" svg:y="0.148cm" svg:viewBox="0 0 209 224" svg:d="M45 178c27-29 40-41 58-57 0 0 31-27 49-45 47-46 57-69 57-72 0-4-4-4-5-4-4 0-5 1-7 6-14 23-26 31-37 31-12 0-18-8-26-16-9-11-18-21-33-21-37 0-61 46-61 56 0 3 3 6 7 6 3 0 5-3 6-6 10-22 38-22 42-22 10 0 19 3 32 6 19 8 24 8 38 8-18 22-60 57-70 65l-45 42c-33 32-50 61-50 65s4 4 6 4c4 0 5-1 7-7 13-16 27-30 43-30 11 0 16 5 29 19 8 10 17 18 31 18 50 0 78-63 78-76 0-2-3-5-6-5-4 0-5 3-7 6-12 33-43 42-59 42-10 0-19-3-29-6-17-7-25-9-35-9-1 0-9 0-13 2z">
            <text:p/>
          </draw:path>
          <draw:path draw:style-name="gr6" draw:text-style-name="P5" draw:layer="layout" svg:width="0.09cm" svg:height="0.344cm" svg:x="1.228cm" svg:y="0.196cm" svg:viewBox="0 0 91 345" svg:d="M84 0c-66 46-84 120-84 173 0 48 15 124 84 172 2 0 7 0 7-3 0-2-1-3-4-6-47-41-63-101-63-163 0-93 35-139 64-165 2-1 3-2 3-4 0-4-5-4-7-4z">
            <text:p/>
          </draw:path>
          <draw:path draw:style-name="gr6" draw:text-style-name="P5" draw:layer="layout" svg:width="0.126cm" svg:height="0.229cm" svg:x="1.379cm" svg:y="0.225cm" svg:viewBox="0 0 127 230" svg:d="M78 10c0-10 0-10-10-10-22 21-53 22-68 22v13c8 0 31 0 50-10v177c0 11 0 15-34 15h-14v13c7 0 50-1 62-1 11 0 55 1 63 1v-13h-14c-35 0-35-4-35-15z">
            <text:p/>
          </draw:path>
          <draw:path draw:style-name="gr6" draw:text-style-name="P5" draw:layer="layout" svg:width="0.09cm" svg:height="0.344cm" svg:x="1.563cm" svg:y="0.196cm" svg:viewBox="0 0 91 345" svg:d="M7 0c-3 0-7 0-7 4 0 2 1 3 3 5 31 28 63 74 63 164 0 71-22 126-59 160-7 7-7 7-7 9 0 1 1 3 4 3 5 0 37-22 61-66 16-28 26-66 26-106 0-49-15-125-84-173z">
            <text:p/>
          </draw:path>
        </draw:g>
        <draw:line draw:style-name="gr9" draw:text-style-name="P3" draw:layer="layout" svg:x1="5cm" svg:y1="3.5cm" svg:x2="5.9cm" svg:y2="4.6cm">
          <text:p/>
        </draw:line>
        <draw:line draw:style-name="gr9" draw:text-style-name="P3" draw:layer="layout" svg:x1="4.994cm" svg:y1="3.494cm" svg:x2="5.894cm" svg:y2="4.594cm">
          <text:p/>
        </draw:line>
        <draw:line draw:style-name="gr9" draw:text-style-name="P3" draw:layer="layout" svg:x1="4.988cm" svg:y1="3.488cm" svg:x2="4.088cm" svg:y2="4.588cm">
          <text:p/>
        </draw:line>
        <draw:line draw:style-name="gr10" draw:text-style-name="P3" draw:layer="layout" svg:x1="0cm" svg:y1="3.5cm" svg:x2="7cm" svg:y2="3.5cm">
          <text:p/>
        </draw:line>
        <draw:custom-shape draw:style-name="gr11" draw:text-style-name="P7" draw:layer="layout" svg:width="0.2cm" svg:height="0.2cm" svg:x="4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12" draw:text-style-name="P8" draw:layer="layout" svg:width="0.8cm" svg:height="0.8cm" svg:x="1.4cm" svg:y="5.7cm" draw:kind="arc" draw:start-angle="39.4" draw:end-angle="87.89">
          <text:p/>
        </draw:circle>
        <draw:circle draw:style-name="gr12" draw:text-style-name="P8" draw:layer="layout" svg:width="0.6cm" svg:height="0.6cm" svg:x="1.5cm" svg:y="0.6cm" draw:kind="arc" draw:start-angle="322.33" draw:end-angle="84.4">
          <text:p/>
        </draw:circle>
        <draw:g>
          <svg:title>TexMaths</svg:title>
          <svg:desc>14§display§E_{\theta, \,1}§svg§600§TRUE§</svg:desc>
          <draw:polygon draw:style-name="gr13" draw:text-style-name="P9" draw:layer="layout" svg:width="0.943cm" svg:height="0.478cm" svg:x="3.768cm" svg:y="4.681cm" svg:viewBox="0 0 944 479" draw:points="472,479 0,479 0,0 944,0 944,479">
            <text:p/>
          </draw:polygon>
          <draw:path draw:style-name="gr14" draw:text-style-name="P10" draw:layer="layout" svg:width="0.358cm" svg:height="0.336cm" svg:x="3.787cm" svg:y="4.682cm" svg:viewBox="0 0 359 337" svg:d="M331 221c1-2 2-6 2-7s0-5-6-5c-4 0-5 3-6 5-32 74-50 107-135 107h-72c-6 0-7 0-11 0-4-1-7-1-7-6 0-1 0-2 4-11l33-135h49c42 0 42 10 42 23 0 3 0 9-3 25-1 2-2 3-2 4 0 3 2 6 6 6s6-3 8-9l28-117c0-2-3-5-7-5s-4 3-6 8c-10 38-19 50-65 50h-46l30-119c3-18 5-19 26-19h69c61 0 75 13 75 55 0 11 0 12-1 25 0 4-1 7-1 9 0 3 2 6 7 6 4 0 6-2 7-12l10-86c1-13-1-13-14-13h-250c-10 0-14 0-14 10 0 6 4 6 13 6 18 0 33 0 33 9 0 1 0 2-3 11l-66 261c-4 20-5 24-45 24-7 0-13 0-13 9 0 7 4 7 13 7h257c11 0 13-2 16-9z">
            <text:p/>
          </draw:path>
          <draw:path draw:style-name="gr14" draw:text-style-name="P10" draw:layer="layout" svg:width="0.155cm" svg:height="0.247cm" svg:x="4.154cm" svg:y="4.849cm" svg:viewBox="0 0 156 248" svg:d="M156 75c0-36-15-75-48-75-52 0-108 93-108 173 0 40 16 75 48 75 53 0 108-95 108-173zM39 118c18-75 47-108 69-108s22 38 22 45c0 13-3 34-10 63zM117 130c-10 38-18 56-28 73-12 18-25 35-41 35-19 0-22-27-22-45 0-24 7-51 10-63z">
            <text:p/>
          </draw:path>
          <draw:path draw:style-name="gr14" draw:text-style-name="P10" draw:layer="layout" svg:width="0.044cm" svg:height="0.107cm" svg:x="4.369cm" svg:y="5.052cm" svg:viewBox="0 0 45 108" svg:d="M35 35c0 19-4 41-27 64-2 1-4 2-4 3 0 3 4 6 6 6 5 0 35-28 35-70 0-21-9-38-25-38-11 0-20 9-20 20s8 20 20 20c9 0 15-5 15-5z">
            <text:p/>
          </draw:path>
          <draw:path draw:style-name="gr14" draw:text-style-name="P10" draw:layer="layout" svg:width="0.126cm" svg:height="0.229cm" svg:x="4.552cm" svg:y="4.863cm" svg:viewBox="0 0 127 230" svg:d="M78 10c0-10-1-10-10-10-22 21-53 22-68 22v13c8 0 31 0 50-10v177c0 11 0 16-34 16h-14v12c7 0 50-1 62-1 11 0 55 1 63 1v-12h-14c-35 0-35-5-35-16z">
            <text:p/>
          </draw:path>
        </draw:g>
        <draw:g>
          <svg:title>TexMaths</svg:title>
          <svg:desc>14§display§E_{\theta, \,2}§svg§600§TRUE§</svg:desc>
          <draw:polygon draw:style-name="gr13" draw:text-style-name="P9" draw:layer="layout" svg:width="0.943cm" svg:height="0.478cm" svg:x="5.769cm" svg:y="4.682cm" svg:viewBox="0 0 944 479" draw:points="472,479 0,479 0,0 944,0 944,479">
            <text:p/>
          </draw:polygon>
          <draw:path draw:style-name="gr14" draw:text-style-name="P10" draw:layer="layout" svg:width="0.358cm" svg:height="0.336cm" svg:x="5.788cm" svg:y="4.683cm" svg:viewBox="0 0 359 337" svg:d="M331 221c1-2 2-6 2-7s0-5-6-5c-4 0-5 3-6 5-32 74-50 107-135 107h-72c-6 0-7 0-11 0-4-1-7-1-7-6 0-1 0-2 4-11l33-135h49c42 0 42 10 42 23 0 3 0 9-3 25-1 2-2 3-2 4 0 3 2 6 6 6s6-3 8-9l28-117c0-2-3-5-7-5s-4 3-6 8c-10 38-19 50-65 50h-46l30-119c3-18 5-19 26-19h69c61 0 75 13 75 55 0 11 0 12-1 25 0 4-1 7-1 9 0 3 2 6 7 6 4 0 6-2 7-12l10-86c1-13-1-13-14-13h-250c-10 0-14 0-14 10 0 6 4 6 13 6 18 0 33 0 33 9 0 1 0 2-3 11l-66 261c-4 20-5 24-45 24-7 0-13 0-13 9 0 7 4 7 13 7h257c11 0 13-2 16-9z">
            <text:p/>
          </draw:path>
          <draw:path draw:style-name="gr14" draw:text-style-name="P10" draw:layer="layout" svg:width="0.155cm" svg:height="0.247cm" svg:x="6.155cm" svg:y="4.85cm" svg:viewBox="0 0 156 248" svg:d="M156 75c0-36-15-75-48-75-52 0-108 93-108 173 0 40 16 75 48 75 53 0 108-95 108-173zM39 118c18-75 47-108 69-108s22 38 22 45c0 13-3 34-10 63zM117 130c-10 38-18 56-28 73-12 18-25 35-41 35-19 0-22-27-22-45 0-24 7-51 10-63z">
            <text:p/>
          </draw:path>
          <draw:path draw:style-name="gr14" draw:text-style-name="P10" draw:layer="layout" svg:width="0.044cm" svg:height="0.107cm" svg:x="6.37cm" svg:y="5.053cm" svg:viewBox="0 0 45 108" svg:d="M35 35c0 19-4 41-27 64-2 1-4 2-4 3 0 3 4 6 6 6 5 0 35-28 35-70 0-21-9-38-25-38-11 0-20 9-20 20s8 20 20 20c9 0 15-5 15-5z">
            <text:p/>
          </draw:path>
          <draw:path draw:style-name="gr14" draw:text-style-name="P10" draw:layer="layout" svg:width="0.153cm" svg:height="0.229cm" svg:x="6.537cm" svg:y="4.864cm" svg:viewBox="0 0 154 230" svg:d="M154 167h-13c-1 8-4 28-9 32-2 2-29 2-33 2h-64c36-33 48-42 69-59 26-20 50-41 50-75 0-41-37-67-82-67-43 0-72 30-72 62 0 18 15 20 18 20 9 0 19-7 19-19 0-6-2-18-20-18 10-25 33-33 50-33 35 0 53 27 53 55 0 31-21 54-33 68l-84 82c-3 3-3 4-3 13h144z">
            <text:p/>
          </draw:path>
        </draw:g>
        <draw:g>
          <svg:title>TexMaths</svg:title>
          <svg:desc>14§display§P§svg§600§FALSE§</svg:desc>
          <draw:polygon draw:style-name="gr5" draw:text-style-name="P4" draw:layer="layout" svg:width="0.384cm" svg:height="0.336cm" svg:x="4.918cm" svg:y="2.908cm" svg:viewBox="0 0 385 337" draw:points="193,337 0,337 0,0 385,0 385,337">
            <text:p/>
          </draw:polygon>
          <draw:path draw:style-name="gr6" draw:text-style-name="P5" draw:layer="layout" svg:width="0.352cm" svg:height="0.336cm" svg:x="4.938cm" svg:y="2.908cm" svg:viewBox="0 0 353 337" svg:d="M130 181h84c69 0 139-51 139-106 0-38-33-75-98-75h-160c-9 0-14 0-14 9 0 7 4 7 14 7 6 0 15 0 21 1 8 0 10 2 10 8 0 1 0 3-1 9l-67 265c-4 19-5 22-45 22-7 0-13 0-13 10 0 6 6 6 8 6 13 0 48-1 63-1 10 0 21 0 31 0s21 1 31 1c5 0 10 0 10-10 0-6-4-6-13-6-18 0-33 0-33-9 0-2 1-4 3-7zM166 34c4-17 4-18 25-18h49c40 0 67 13 67 47 0 19-10 61-29 79-25 23-55 26-77 26h-69z">
            <text:p/>
          </draw:path>
        </draw:g>
        <draw:g>
          <svg:title>TexMaths</svg:title>
          <svg:desc>14§display§PEC§svg§600§FALSE§</svg:desc>
          <draw:polygon draw:style-name="gr5" draw:text-style-name="P4" draw:layer="layout" svg:width="1.162cm" svg:height="0.336cm" svg:x="2.129cm" svg:y="3.331cm" svg:viewBox="0 0 1163 337" draw:points="582,337 0,337 0,0 1163,0 1163,337">
            <text:p/>
          </draw:polygon>
          <draw:path draw:style-name="gr6" draw:text-style-name="P5" draw:layer="layout" svg:width="0.352cm" svg:height="0.336cm" svg:x="2.149cm" svg:y="3.331cm" svg:viewBox="0 0 353 337" svg:d="M130 181h84c69 0 139-51 139-106 0-38-33-75-98-75h-160c-9 0-14 0-14 9 0 7 4 7 14 7 6 0 15 0 21 1 8 0 10 2 10 8 0 1 0 3-1 9l-67 265c-4 19-5 22-45 22-7 0-13 0-13 10 0 6 6 6 8 6 13 0 48-1 63-1 10 0 21 0 31 0s21 1 31 1c5 0 10 0 10-10 0-6-4-6-13-6-18 0-33 0-33-9 0-2 2-4 3-8zM166 34c4-17 4-18 25-18h49c40 0 67 13 67 47 0 19-10 61-29 79-25 22-55 26-77 26h-69z">
            <text:p/>
          </draw:path>
          <draw:path draw:style-name="gr6" draw:text-style-name="P5" draw:layer="layout" svg:width="0.357cm" svg:height="0.335cm" svg:x="2.532cm" svg:y="3.332cm" svg:viewBox="0 0 358 336" svg:d="M330 220c1-2 2-5 2-6s0-6-5-6-6 3-7 6c-31 74-49 106-134 106h-72c-7 0-8 0-11 0-4-1-7-1-7-6 0-1 0-2 4-11l33-134h48c43 0 43 10 43 22 0 4 0 9-3 25-2 2-3 3-3 4 0 4 3 6 7 6 3 0 6-2 8-9l28-116c0-3-4-5-7-5-4 0-4 2-7 8-10 38-19 49-65 49h-45l30-118c3-18 4-19 26-19h69c60 0 75 13 75 54 0 12 0 13-1 26 0 4-1 7-1 9s2 6 6 6c5 0 6-2 7-13l10-85c1-13-1-13-13-13h-250c-10 0-14 0-14 10 0 6 4 6 13 6 18 0 32 0 32 9 0 1 0 2-2 11l-66 260c-4 21-5 24-45 24-7 0-13 0-13 9 0 7 4 7 13 7h257c11 0 12-1 15-9z">
            <text:p/>
          </draw:path>
          <draw:path draw:style-name="gr6" draw:text-style-name="P5" draw:layer="layout" svg:width="0.349cm" svg:height="0.357cm" svg:x="2.929cm" svg:y="3.32cm" svg:viewBox="0 0 350 358" svg:d="M350 4c0-1-1-4-5-4-1 0-2 0-8 6l-34 38c-4-7-28-44-82-44-110 0-221 109-221 224 0 80 58 134 133 134 44 0 81-19 108-43 46-40 53-85 53-86 0-4-4-4-5-4-4 0-6 0-7 4-4 15-16 50-49 79-35 27-66 35-92 35-44 0-96-25-96-102 0-28 10-108 59-166 30-35 77-59 121-59 50 0 79 38 79 95 0 19-1 20-1 24 0 6 5 6 7 6 7 0 7-1 9-1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_20_2" draw:display-name="Fine Dashed 2" draw:style="rect" draw:dots1="1" draw:dots1-length="0.3cm" draw:distance="0.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6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9-05T09:45:44.945546601</dc:date>
    <meta:editing-duration>PT1H4M21S</meta:editing-duration>
    <meta:editing-cycles>14</meta:editing-cycles>
    <meta:generator>LibreOffice/5.4.1.2.0$Linux_X86_64 LibreOffice_project/40m0$Build-2</meta:generator>
    <meta:document-statistic meta:object-count="64"/>
  </office:meta>
</office:document-meta>
</file>